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imbus Sans L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3" style:family="paragraph">
      <style:text-properties style:font-name="Nimbus Sans L"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50pt"/>
    </style:style>
    <style:style style:name="P7" style:family="paragraph">
      <style:text-properties fo:font-size="40pt"/>
    </style:style>
    <style:style style:name="T1" style:family="text">
      <style:text-properties style:font-name="Nimbus Sans L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" style:family="text">
      <style:text-properties style:font-name="Nimbus Sans L" fo:font-size="40pt" style:font-size-asian="40pt" style:font-size-complex="40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Polymorphism</text:span></text:p>
          </draw:text-box>
        </draw:frame>
        <draw:frame draw:style-name="gr1" draw:text-style-name="P3" draw:layer="layout" svg:width="28cm" svg:height="3.747cm" svg:x="0cm" svg:y="3.048cm">
          <draw:text-box>
            <text:p><text:span text:style-name="T2">Polymorphism means provision of a single interface to entities of different types.</text:span></text:p>
          </draw:text-box>
        </draw:frame>
        <draw:frame draw:style-name="gr2" draw:text-style-name="P4" draw:layer="layout" svg:width="27.94cm" svg:height="1.195cm" svg:x="0cm" svg:y="6.35cm">
          <draw:text-box>
            <text:p/>
          </draw:text-box>
        </draw:frame>
        <draw:frame draw:style-name="gr1" draw:text-style-name="P4" draw:layer="layout" svg:width="28cm" svg:height="3.409cm" svg:x="0cm" svg:y="8.382cm">
          <draw:text-box>
            <text:p><text:span text:style-name="T3">Well, I don't think without an example, this single line makes any sense. :\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Polymorphism (contd.)</text:span></text:p>
          </draw:text-box>
        </draw:frame>
        <draw:frame draw:style-name="gr1" draw:text-style-name="P3" draw:layer="layout" svg:width="28cm" svg:height="1.999cm" svg:x="0cm" svg:y="3.048cm">
          <draw:text-box>
            <text:p><text:span text:style-name="T2">Here is a function.</text:span></text:p>
          </draw:text-box>
        </draw:frame>
        <draw:frame draw:style-name="gr2" draw:text-style-name="P4" draw:layer="layout" svg:width="27.94cm" svg:height="1.195cm" svg:x="0cm" svg:y="6.35cm">
          <draw:text-box>
            <text:p/>
          </draw:text-box>
        </draw:frame>
        <draw:frame draw:style-name="gr1" draw:text-style-name="P4" draw:layer="layout" svg:width="28cm" svg:height="3.409cm" svg:x="0cm" svg:y="5.735cm">
          <draw:text-box>
            <text:p><text:span text:style-name="T3">def add(a,b):</text:span></text:p>
            <text:p><text:span text:style-name="T3"><text:tab/></text:span><text:span text:style-name="T3"><text:tab/></text:span><text:span text:style-name="T3">Return a+b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draw:frame draw:style-name="gr1" draw:text-style-name="P4" draw:layer="layout" svg:width="28cm" svg:height="3.409cm" svg:x="0cm" svg:y="9.906cm">
          <draw:text-box>
            <text:p><text:span text:style-name="T3">Here, if we pass 2 integer parameters like 2 &amp; 3, it will output 5</text:span></text:p>
          </draw:text-box>
        </draw:frame>
        <draw:frame draw:style-name="gr1" draw:layer="layout" svg:width="28cm" svg:height="3.409cm" svg:x="0cm" svg:y="13.716cm">
          <draw:text-box>
            <text:p><text:span text:style-name="T3">Again, if we pass 2 string parameters like 'bangla' &amp; 'desh', it will output 'bangladesh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Polymorphism (contd.)</text:span></text:p>
          </draw:text-box>
        </draw:frame>
        <draw:frame draw:style-name="gr1" draw:text-style-name="P3" draw:layer="layout" svg:width="28cm" svg:height="5.495cm" svg:x="0cm" svg:y="3.048cm">
          <draw:text-box>
            <text:p><text:span text:style-name="T2">Here, the parameters a &amp; b can receive 2 different types of data and process them in their own style.</text:span></text:p>
          </draw:text-box>
        </draw:frame>
        <draw:frame draw:style-name="gr2" draw:text-style-name="P4" draw:layer="layout" svg:width="27.94cm" svg:height="1.195cm" svg:x="0cm" svg:y="6.35cm">
          <draw:text-box>
            <text:p/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draw:frame draw:style-name="gr1" draw:text-style-name="P4" draw:layer="layout" svg:width="28cm" svg:height="4.988cm" svg:x="-0.06cm" svg:y="9.144cm">
          <draw:text-box>
            <text:p><text:span text:style-name="T3">But, it won't accept two parameters with <text:s/>different data types. e.g. if we pass 'bangla' &amp; 5, then it will return an error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Class</text:span></text:p>
          </draw:text-box>
        </draw:frame>
        <draw:frame draw:style-name="gr1" draw:text-style-name="P3" draw:layer="layout" svg:width="28cm" svg:height="12.487cm" svg:x="0cm" svg:y="3.048cm">
          <draw:text-box>
            <text:p><text:span text:style-name="T2">To define informally, class is a blue print from which various objects are created. It can have different types of data like variables or methods.</text:span></text:p>
            <text:p><text:span text:style-name="T2"/></text:p>
            <text:p><text:span text:style-name="T2">The methods and objects can be handled from outside the class.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Class</text:span></text:p>
          </draw:text-box>
        </draw:frame>
        <draw:frame draw:style-name="gr1" draw:text-style-name="P3" draw:layer="layout" svg:width="28cm" svg:height="12.487cm" svg:x="0cm" svg:y="3.048cm">
          <draw:text-box>
            <text:p><text:span text:style-name="T2">To define informally, class is a blue print from which various objects are created. It can have different types of data like variables or methods.</text:span></text:p>
            <text:p><text:span text:style-name="T2"/></text:p>
            <text:p><text:span text:style-name="T2">The methods and objects can be handled from outside the class.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Class (contd.)</text:span></text:p>
          </draw:text-box>
        </draw:frame>
        <draw:frame draw:style-name="gr1" draw:text-style-name="P3" draw:layer="layout" svg:width="28cm" svg:height="15.983cm" svg:x="0cm" svg:y="3.048cm">
          <draw:text-box>
            <text:p><text:span text:style-name="T2">class ExClass:</text:span></text:p>
            <text:p><text:span text:style-name="T2"><text:tab/></text:span><text:span text:style-name="T2"><text:tab/></text:span><text:span text:style-name="T2">eyes = “blue”</text:span></text:p>
            <text:p><text:span text:style-name="T2"><text:tab/></text:span><text:span text:style-name="T2"><text:tab/></text:span><text:span text:style-name="T2">age = 22</text:span></text:p>
            <text:p><text:span text:style-name="T2"><text:tab/></text:span><text:span text:style-name="T2"><text:tab/></text:span><text:span text:style-name="T2">def ExMethod(self)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print 'good method'</text:span></text:p>
            <text:p><text:span text:style-name="T2"/></text:p>
            <text:p><text:span text:style-name="T2">Here, if we want to know what the `eyes`, `age` and `ExMethod` are, we have to write the following blocks of code.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Class (contd.)</text:span></text:p>
          </draw:text-box>
        </draw:frame>
        <draw:frame draw:style-name="gr1" draw:text-style-name="P3" draw:layer="layout" svg:width="28cm" svg:height="15.983cm" svg:x="0cm" svg:y="3.048cm">
          <draw:text-box>
            <text:p><text:span text:style-name="T2">exObject = ExClass()</text:span></text:p>
            <text:p><text:span text:style-name="T2">print exObject.eyes</text:span></text:p>
            <text:p><text:span text:style-name="T2">print exObject.age</text:span></text:p>
            <text:p><text:span text:style-name="T2">print exObject.ExMethod()</text:span></text:p>
            <text:p><text:span text:style-name="T2"/></text:p>
            <text:p><text:span text:style-name="T2">Output will be like -</text:span></text:p>
            <text:p><text:span text:style-name="T2">Blue</text:span></text:p>
            <text:p><text:span text:style-name="T2">22</text:span></text:p>
            <text:p><text:span text:style-name="T2">good method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6"><text:span text:style-name="T1">__init__ command</text:span></text:p>
          </draw:text-box>
        </draw:frame>
        <draw:frame draw:style-name="gr1" draw:text-style-name="P3" draw:layer="layout" svg:width="28cm" svg:height="15.983cm" svg:x="0cm" svg:y="3.048cm">
          <draw:text-box>
            <text:p text:style-name="P7"><text:span text:style-name="T2">This command is something which is executed at first in the class whatever the other variables or methods are.</text:span></text:p>
            <text:p text:style-name="P7"><text:span text:style-name="T2"/></text:p>
            <text:p text:style-name="P7"><text:span text:style-name="T2">Consider an example-</text:span></text:p>
            <text:p text:style-name="P7"><text:span text:style-name="T2">class cricket:</text:span></text:p>
            <text:p text:style-name="P7"><text:span text:style-name="T2"><text:tab/></text:span><text:span text:style-name="T2"><text:tab/></text:span><text:span text:style-name="T2">def __init__(self):</text:span></text:p>
            <text:p text:style-name="P7"><text:span text:style-name="T2"><text:tab/></text:span><text:span text:style-name="T2"><text:tab/></text:span><text:span text:style-name="T2"><text:tab/></text:span><text:span text:style-name="T2"><text:tab/></text:span><text:span text:style-name="T2">print “Good Luck Bangladesh :)”</text:span></text:p>
            <text:p text:style-name="P7"><text:span text:style-name="T2"><text:tab/></text:span><text:span text:style-name="T2"><text:tab/></text:span><text:span text:style-name="T2">captain = 'mushfiq'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6"><text:span text:style-name="T1">__init__ command</text:span></text:p>
          </draw:text-box>
        </draw:frame>
        <draw:frame draw:style-name="gr1" draw:text-style-name="P3" draw:layer="layout" svg:width="28cm" svg:height="14.235cm" svg:x="0cm" svg:y="3.048cm">
          <draw:text-box>
            <text:p text:style-name="P7"><text:span text:style-name="T2">Now, if we create an object of cricket class and then print captain's name, look what happens.</text:span></text:p>
            <text:p text:style-name="P7"><text:span text:style-name="T2"/></text:p>
            <text:p text:style-name="P7"><text:span text:style-name="T2">obj = class()</text:span></text:p>
            <text:p text:style-name="P7"><text:span text:style-name="T2">print obj.captain</text:span></text:p>
            <text:p text:style-name="P7"><text:span text:style-name="T2">&gt;&gt;&gt;</text:span><text:span text:style-name="T2">Good Luck Bangladesh :)</text:span></text:p>
            <text:p text:style-name="P7"><text:span text:style-name="T2">&gt;&gt;&gt;mushfiq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The self keyword</text:span></text:p>
          </draw:text-box>
        </draw:frame>
        <draw:frame draw:style-name="gr1" draw:text-style-name="P3" draw:layer="layout" svg:width="28cm" svg:height="14.235cm" svg:x="0cm" svg:y="3.048cm">
          <draw:text-box>
            <text:p><text:span text:style-name="T2">Define a class -</text:span></text:p>
            <text:p><text:span text:style-name="T2">class Cricket:</text:span></text:p>
            <text:p><text:span text:style-name="T2"><text:tab/></text:span><text:span text:style-name="T2"><text:tab/></text:span><text:span text:style-name="T2">def type(self,name)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self.name=name</text:span></text:p>
            <text:p><text:span text:style-name="T2"><text:tab/></text:span><text:span text:style-name="T2"><text:tab/></text:span><text:span text:style-name="T2">def returnPrint(self)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return self.name</text:span></text:p>
            <text:p><text:span text:style-name="T2"><text:tab/></text:span><text:span text:style-name="T2"><text:tab/></text:span><text:span text:style-name="T2">def say(self)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print 'It's '+self.name+' cricket.'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The self keyword (contd.)</text:span></text:p>
          </draw:text-box>
        </draw:frame>
        <draw:frame draw:style-name="gr1" draw:text-style-name="P3" draw:layer="layout" svg:width="28cm" svg:height="14.235cm" svg:x="0cm" svg:y="3.048cm">
          <draw:text-box>
            <text:p><text:span text:style-name="T2">Consider 3 objects</text:span></text:p>
            <text:p><text:span text:style-name="T2">type1 = Cricket()</text:span></text:p>
            <text:p><text:span text:style-name="T2">type2 = Cricket()</text:span></text:p>
            <text:p><text:span text:style-name="T2">type3 = Cricket()</text:span></text:p>
            <text:p><text:span text:style-name="T2"/></text:p>
            <text:p><text:span text:style-name="T2">Type1.type('T20')</text:span></text:p>
            <text:p><text:span text:style-name="T2">Type2.type('ODI')</text:span></text:p>
            <text:p><text:span text:style-name="T2">Type3.type('Test')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The self keyword (contd.)</text:span></text:p>
          </draw:text-box>
        </draw:frame>
        <draw:frame draw:style-name="gr1" draw:text-style-name="P3" draw:layer="layout" svg:width="28cm" svg:height="14.235cm" svg:x="0cm" svg:y="3.048cm">
          <draw:text-box>
            <text:p><text:span text:style-name="T2">print type1.returnPrint()</text:span></text:p>
            <text:p><text:span text:style-name="T2">&gt;&gt;&gt;T20</text:span></text:p>
            <text:p><text:span text:style-name="T2"/></text:p>
            <text:p><text:span text:style-name="T2">print type2.returnPrint()</text:span></text:p>
            <text:p><text:span text:style-name="T2">&gt;&gt;&gt;ODI</text:span></text:p>
            <text:p><text:span text:style-name="T2"/></text:p>
            <text:p><text:span text:style-name="T2">print type3.returnPrint()</text:span></text:p>
            <text:p><text:span text:style-name="T2">&gt;&gt;&gt;Test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The self keyword (contd.)</text:span></text:p>
          </draw:text-box>
        </draw:frame>
        <draw:frame draw:style-name="gr1" draw:text-style-name="P3" draw:layer="layout" svg:width="28cm" svg:height="14.235cm" svg:x="0cm" svg:y="3.048cm">
          <draw:text-box>
            <text:p><text:span text:style-name="T2">type1.say()</text:span></text:p>
            <text:p><text:span text:style-name="T2">&gt;&gt;&gt;It's T20 cricket.</text:span></text:p>
            <text:p><text:span text:style-name="T2"/></text:p>
            <text:p><text:span text:style-name="T2">print type2.returnPrint()</text:span></text:p>
            <text:p><text:span text:style-name="T2">&gt;&gt;&gt;It's ODI cricket.</text:span></text:p>
            <text:p><text:span text:style-name="T2"/></text:p>
            <text:p><text:span text:style-name="T2">print type3.returnPrint()</text:span></text:p>
            <text:p><text:span text:style-name="T2">&gt;&gt;&gt;It's Test cricket.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Inheritance</text:span></text:p>
          </draw:text-box>
        </draw:frame>
        <draw:frame draw:style-name="gr1" draw:text-style-name="P3" draw:layer="layout" svg:width="28cm" svg:height="15.983cm" svg:x="0cm" svg:y="3.048cm">
          <draw:text-box>
            <text:p><text:span text:style-name="T2">By common sense, we understand that inheritance is something(virtue or wealth) that is inherited from parents or grandparents or someone senior.</text:span></text:p>
            <text:p><text:span text:style-name="T2">In OOP, inheritance also means the same. Here, a class can be inherited from another. If we need to write a new class which is almost same with another, inheritance shortens our work in these cases.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Inheritance (contd.)</text:span></text:p>
          </draw:text-box>
        </draw:frame>
        <draw:frame draw:style-name="gr1" draw:text-style-name="P3" draw:layer="layout" svg:width="28cm" svg:height="10.739cm" svg:x="0cm" svg:y="3.048cm">
          <draw:text-box>
            <text:p><text:span text:style-name="T2">Define a class -</text:span></text:p>
            <text:p><text:span text:style-name="T2">class Cricket:</text:span></text:p>
            <text:p><text:span text:style-name="T2"><text:tab/></text:span><text:span text:style-name="T2"><text:tab/></text:span><text:span text:style-name="T2">type = 'ODI'</text:span></text:p>
            <text:p><text:span text:style-name="T2">Another subclass -</text:span></text:p>
            <text:p><text:span text:style-name="T2">class cricketChild(Cricket):</text:span></text:p>
            <text:p><text:span text:style-name="T2"><text:tab/></text:span><text:span text:style-name="T2"><text:tab/></text:span><text:span text:style-name="T2">pass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Inheritance (contd.)</text:span></text:p>
          </draw:text-box>
        </draw:frame>
        <draw:frame draw:style-name="gr1" draw:text-style-name="P3" draw:layer="layout" svg:width="28cm" svg:height="8.991cm" svg:x="0cm" svg:y="3.048cm">
          <draw:text-box>
            <text:p><text:span text:style-name="T2">Here, we can create 2 objects under the two classes. Like-</text:span></text:p>
            <text:p><text:span text:style-name="T2">_cric = Cricket()</text:span></text:p>
            <text:p><text:span text:style-name="T2">_cricCh = cricketChild()</text:span></text:p>
            <text:p><text:span text:style-name="T2">print _cricCh.type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Inheritance (contd.)</text:span></text:p>
          </draw:text-box>
        </draw:frame>
        <draw:frame draw:style-name="gr1" draw:text-style-name="P3" draw:layer="layout" svg:width="28cm" svg:height="5.495cm" svg:x="0cm" svg:y="3.048cm">
          <draw:text-box>
            <text:p><text:span text:style-name="T2">This will output 'ODI' although _cricCh is not a object of Cricket of cricketChild, which is actually inherited from Cricket.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Data Overwriting</text:span></text:p>
          </draw:text-box>
        </draw:frame>
        <draw:frame draw:style-name="gr1" draw:text-style-name="P3" draw:layer="layout" svg:width="28cm" svg:height="10.739cm" svg:x="0cm" svg:y="3.048cm">
          <draw:text-box>
            <text:p><text:span text:style-name="T2">A child class/inherited class can overwrite the value of a variable or anything by redeclaring it.</text:span></text:p>
            <text:p><text:span text:style-name="T2"/></text:p>
            <text:p><text:span text:style-name="T2">Consider the previous example with a class and a subclass. 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Data Overwriting (contd.)</text:span></text:p>
          </draw:text-box>
        </draw:frame>
        <draw:frame draw:style-name="gr1" draw:text-style-name="P3" draw:layer="layout" svg:width="28cm" svg:height="15.983cm" svg:x="0cm" svg:y="3.048cm">
          <draw:text-box>
            <text:p><text:span text:style-name="T2">class Cricket:</text:span></text:p>
            <text:p><text:span text:style-name="T2"><text:tab/></text:span><text:span text:style-name="T2"><text:tab/></text:span><text:span text:style-name="T2">type = 'ODI'</text:span></text:p>
            <text:p><text:span text:style-name="T2">Another subclass -</text:span></text:p>
            <text:p><text:span text:style-name="T2">class cricketChild(Cricket):</text:span></text:p>
            <text:p><text:span text:style-name="T2"><text:tab/></text:span><text:span text:style-name="T2"><text:tab/></text:span><text:span text:style-name="T2">pass <text:s/># type = 'T20'</text:span></text:p>
            <text:p><text:span text:style-name="T2"/></text:p>
            <text:p><text:span text:style-name="T2">If replace the pass command with the commented portion, then the two classes have two different values.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Data Overwriting (contd.)</text:span></text:p>
          </draw:text-box>
        </draw:frame>
        <draw:frame draw:style-name="gr1" draw:text-style-name="P3" draw:layer="layout" svg:width="28cm" svg:height="15.983cm" svg:x="0cm" svg:y="3.048cm">
          <draw:text-box>
            <text:p><text:span text:style-name="T2">Like-</text:span></text:p>
            <text:p><text:span text:style-name="T2">objP = Cricket()</text:span></text:p>
            <text:p><text:span text:style-name="T2">objC = cricketChild()</text:span></text:p>
            <text:p><text:span text:style-name="T2"/></text:p>
            <text:p><text:span text:style-name="T2">print objP.type</text:span></text:p>
            <text:p><text:span text:style-name="T2">&gt;&gt;&gt;ODI #Output</text:span></text:p>
            <text:p><text:span text:style-name="T2">print objC.type</text:span></text:p>
            <text:p><text:span text:style-name="T2">&gt;&gt;&gt;T20 #Output</text:span></text:p>
            <text:p><text:span text:style-name="T2"/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Multiple Inheritance</text:span></text:p>
          </draw:text-box>
        </draw:frame>
        <draw:frame draw:style-name="gr1" draw:text-style-name="P3" draw:layer="layout" svg:width="28cm" svg:height="10.739cm" svg:x="0cm" svg:y="3.048cm">
          <draw:text-box>
            <text:p><text:span text:style-name="T2">A childClass can inherit two different classes. Then two different variables from two different classes could be accessed by only the single child class.</text:span></text:p>
            <text:p><text:span text:style-name="T2"/></text:p>
            <text:p><text:span text:style-name="T2">There is an example in the next page.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Multiple Inheritance (contd)</text:span></text:p>
          </draw:text-box>
        </draw:frame>
        <draw:frame draw:style-name="gr1" draw:text-style-name="P3" draw:layer="layout" svg:width="28cm" svg:height="14.235cm" svg:x="0cm" svg:y="3.048cm">
          <draw:text-box>
            <text:p><text:span text:style-name="T2">class odiCaptain:</text:span></text:p>
            <text:p><text:span text:style-name="T2"><text:tab/></text:span><text:span text:style-name="T2"><text:tab/></text:span><text:span text:style-name="T2">Mash = “mashrafe is odi captain”</text:span></text:p>
            <text:p><text:span text:style-name="T2">class testCaptain:</text:span></text:p>
            <text:p><text:span text:style-name="T2"><text:tab/></text:span><text:span text:style-name="T2"><text:tab/></text:span><text:span text:style-name="T2">Mushi = “mushfiq is test captain”</text:span></text:p>
            <text:p><text:span text:style-name="T2">class player(odiCaptain,testCaptain):</text:span></text:p>
            <text:p><text:span text:style-name="T2"><text:tab/></text:span><text:span text:style-name="T2"><text:tab/></text:span><text:span text:style-name="T2">pass</text:span></text:p>
            <text:p><text:span text:style-name="T2"/></text:p>
            <text:p><text:span text:style-name="T2"/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Multiple Inheritance (contd)</text:span></text:p>
          </draw:text-box>
        </draw:frame>
        <draw:frame draw:style-name="gr1" draw:text-style-name="P3" draw:layer="layout" svg:width="28cm" svg:height="12.487cm" svg:x="0cm" svg:y="3.048cm">
          <draw:text-box>
            <text:p><text:span text:style-name="T2">Obj1 = player();</text:span></text:p>
            <text:p><text:span text:style-name="T2"/></text:p>
            <text:p><text:span text:style-name="T2">print obj1.Mash</text:span></text:p>
            <text:p><text:span text:style-name="T2">&gt;&gt;&gt;mashrafe is odi captain</text:span></text:p>
            <text:p><text:span text:style-name="T2"/></text:p>
            <text:p><text:span text:style-name="T2">print obj1.Mushi</text:span></text:p>
            <text:p><text:span text:style-name="T2">&gt;&gt;&gt;mushfiq is test captain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1"><text:span text:style-name="T1">Constructors</text:span></text:p>
          </draw:text-box>
        </draw:frame>
        <draw:frame draw:style-name="gr1" draw:text-style-name="P3" draw:layer="layout" svg:width="28cm" svg:height="12.487cm" svg:x="0cm" svg:y="3.048cm">
          <draw:text-box>
            <text:p><text:span text:style-name="T2">We can also access methods from outside the class just like the other variables.</text:span></text:p>
            <text:p><text:span text:style-name="T2"/></text:p>
            <text:p><text:span text:style-name="T2">Here is an example -</text:span></text:p>
            <text:p><text:span text:style-name="T2">class coach:</text:span></text:p>
            <text:p><text:span text:style-name="T2"><text:tab/></text:span><text:span text:style-name="T2"><text:tab/></text:span><text:span text:style-name="T2">def current_coach(self)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print “Hathurusinghe”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2" draw:layer="layout" svg:width="28cm" svg:height="2.529cm" svg:x="0cm" svg:y="0cm">
          <draw:text-box>
            <text:p text:style-name="P6"><text:span text:style-name="T1">Constructors (contd.)</text:span></text:p>
          </draw:text-box>
        </draw:frame>
        <draw:frame draw:style-name="gr1" draw:text-style-name="P3" draw:layer="layout" svg:width="28cm" svg:height="8.991cm" svg:x="0cm" svg:y="3.048cm">
          <draw:text-box>
            <text:p text:style-name="P7"><text:span text:style-name="T2">Obj = coach()</text:span></text:p>
            <text:p text:style-name="P7"><text:span text:style-name="T2">Obj.current_coach()</text:span></text:p>
            <text:p text:style-name="P7"><text:span text:style-name="T2">&gt;&gt;&gt;Hathurusinghe</text:span></text:p>
            <text:p text:style-name="P7"><text:span text:style-name="T2"/></text:p>
            <text:p text:style-name="P7"><text:span text:style-name="T2">This is how a constructor works.</text:span></text:p>
          </draw:text-box>
        </draw:frame>
        <draw:frame draw:style-name="gr4" draw:layer="layout" svg:width="0.502cm" svg:height="1.195cm" svg:x="8.382cm" svg:y="10.41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6T10:17:46.473234463</meta:creation-date>
    <dc:date>2015-09-27T10:13:53.475237825</dc:date>
    <meta:editing-duration>PT8H38M42S</meta:editing-duration>
    <meta:editing-cycles>56</meta:editing-cycles>
    <meta:generator>LibreOffice/4.2.7.2$Linux_X86_64 LibreOffice_project/420m0$Build-2</meta:generator>
    <meta:document-statistic meta:object-count="153"/>
  </office:meta>
</office:document-meta>
</file>